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49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3">
          <table:table-cell table:style-name="ce1" office:value-type="string">
            <text:p>Kraj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string">
            <text:p>df</text:p>
          </table:table-cell>
          <table:table-cell office:value-type="string">
            <text:p>licznik df wzór Welcha</text:p>
          </table:table-cell>
          <table:table-cell office:value-type="string">
            <text:p>mianownik df wzór Welcha</text:p>
          </table:table-cell>
          <table:table-cell office:value-type="string">
            <text:p>df wzór Welcha</text:p>
          </table:table-cell>
          <table:table-cell office:value-type="string">
            <text:p>df zaokr.</text:p>
          </table:table-cell>
          <table:table-cell office:value-type="string">
            <text:p>Połączony błąd standardowy</text:p>
          </table:table-cell>
          <table:table-cell office:value-type="string">
            <text:p>wspólczynnik rozszerzenia</text:p>
          </table:table-cell>
          <table:table-cell office:value-type="string">
            <text:p>niepewność rozszerzona</text:p>
          </table:table-cell>
          <table:table-cell office:value-type="string">
            <text:p>Czwarta potęga 2020</text:p>
          </table:table-cell>
          <table:table-cell office:value-type="string">
            <text:p>Czwarta potęga 2021</text:p>
          </table:table-cell>
          <table:table-cell office:value-type="string">
            <text:p>Czwarta potęga 2022</text:p>
          </table:table-cell>
        </table:table-row>
        <table:table-row table:style-name="ro2">
          <table:table-cell office:value-type="string">
            <text:p>Albania</text:p>
          </table:table-cell>
          <table:table-cell office:value-type="float" office:value="651.251134356018">
            <text:p>651,251134356</text:p>
          </table:table-cell>
          <table:table-cell office:value-type="float" office:value="752.000035460992">
            <text:p>752,000035461</text:p>
          </table:table-cell>
          <table:table-cell office:value-type="float" office:value="864.449659224488">
            <text:p>864,4496592245</text:p>
          </table:table-cell>
          <table:table-cell office:value-type="float" office:value="3">
            <text:p>3</text:p>
          </table:table-cell>
          <table:table-cell table:formula="of:=POWER(SUMSQ([.B2:.D2]);2)" office:value-type="float" office:value="3016840044326.83">
            <text:p>3016840044326,83</text:p>
          </table:table-cell>
          <table:table-cell table:formula="of:=SUM([.M2:.O2])" office:value-type="float" office:value="1058096684016.2">
            <text:p>1058096684016,2</text:p>
          </table:table-cell>
          <table:table-cell table:formula="of:=[.E2]*[.F2]/[.G2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2:.D2]))" office:value-type="float" office:value="1317.91703330167">
            <text:p>1317,9170333017</text:p>
          </table:table-cell>
          <table:table-cell table:formula="of:=TINV(0.05;[.H2])" office:value-type="float" office:value="2.30600413520417">
            <text:p>2,3060041352</text:p>
          </table:table-cell>
          <table:table-cell table:formula="of:=[.K2]*[.J2]" office:value-type="float" office:value="3039.12212864965">
            <text:p>3039,1221286497</text:p>
          </table:table-cell>
          <table:table-cell table:formula="of:=POWER([.B2];4)" office:value-type="float" office:value="179884594314.242">
            <text:p>179884594314,242</text:p>
          </table:table-cell>
          <table:table-cell table:formula="of:=POWER([.C2];4)" office:value-type="float" office:value="319794834336.429">
            <text:p>319794834336,429</text:p>
          </table:table-cell>
          <table:table-cell table:formula="of:=POWER([.D2];4)" office:value-type="float" office:value="558417255365.526">
            <text:p>558417255365,526</text:p>
          </table:table-cell>
        </table:table-row>
        <table:table-row table:style-name="ro2">
          <table:table-cell office:value-type="string">
            <text:p>Andora</text:p>
          </table:table-cell>
          <table:table-cell office:value-type="float" office:value="29.2902714224365">
            <text:p>29,2902714224</text:p>
          </table:table-cell>
          <table:table-cell office:value-type="float" office:value="33.8214921807618">
            <text:p>33,8214921808</text:p>
          </table:table-cell>
          <table:table-cell office:value-type="float" office:value="38.8789574620171">
            <text:p>38,878957462</text:p>
          </table:table-cell>
          <table:table-cell office:value-type="float" office:value="3">
            <text:p>3</text:p>
          </table:table-cell>
          <table:table-cell table:formula="of:=POWER(SUMSQ([.B3:.D3]);2)" office:value-type="float" office:value="12343885.8695111">
            <text:p>12343885,8695111</text:p>
          </table:table-cell>
          <table:table-cell table:formula="of:=SUM([.M3:.O3])" office:value-type="float" office:value="4329372.62648889">
            <text:p>4329372,62648889</text:p>
          </table:table-cell>
          <table:table-cell table:formula="of:=[.E3]*[.F3]/[.G3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3:.D3]))" office:value-type="float" office:value="59.273827838825">
            <text:p>59,2738278388</text:p>
          </table:table-cell>
          <table:table-cell table:formula="of:=TINV(0.05;[.H3])" office:value-type="float" office:value="2.30600413520417">
            <text:p>2,3060041352</text:p>
          </table:table-cell>
          <table:table-cell table:formula="of:=[.K3]*[.J3]" office:value-type="float" office:value="136.68569210571">
            <text:p>136,6856921057</text:p>
          </table:table-cell>
          <table:table-cell table:formula="of:=POWER([.B3];4)" office:value-type="float" office:value="736026.726400001">
            <text:p>736026,726400001</text:p>
          </table:table-cell>
          <table:table-cell table:formula="of:=POWER([.C3];4)" office:value-type="float" office:value="1308491.95804444">
            <text:p>1308491,95804444</text:p>
          </table:table-cell>
          <table:table-cell table:formula="of:=POWER([.D3];4)" office:value-type="float" office:value="2284853.94204445">
            <text:p>2284853,94204445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float" office:value="1868.34310553496">
            <text:p>1868,343105535</text:p>
          </table:table-cell>
          <table:table-cell office:value-type="float" office:value="2157.37678983838">
            <text:p>2157,3767898384</text:p>
          </table:table-cell>
          <table:table-cell office:value-type="float" office:value="2479.97811549484">
            <text:p>2479,9781154948</text:p>
          </table:table-cell>
          <table:table-cell office:value-type="float" office:value="3">
            <text:p>3</text:p>
          </table:table-cell>
          <table:table-cell table:formula="of:=POWER(SUMSQ([.B4:.D4]);2)" office:value-type="float" office:value="204354802316400">
            <text:p>204354802316400</text:p>
          </table:table-cell>
          <table:table-cell table:formula="of:=SUM([.M4:.O4])" office:value-type="float" office:value="71673385236444.1">
            <text:p>71673385236444,1</text:p>
          </table:table-cell>
          <table:table-cell table:formula="of:=[.E4]*[.F4]/[.G4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4:.D4]))" office:value-type="float" office:value="3780.90888896661">
            <text:p>3780,9088889666</text:p>
          </table:table-cell>
          <table:table-cell table:formula="of:=TINV(0.05;[.H4])" office:value-type="float" office:value="2.30600413520417">
            <text:p>2,3060041352</text:p>
          </table:table-cell>
          <table:table-cell table:formula="of:=[.K4]*[.J4]" office:value-type="float" office:value="8718.79153278718">
            <text:p>8718,7915327872</text:p>
          </table:table-cell>
          <table:table-cell table:formula="of:=POWER([.B4];4)" office:value-type="float" office:value="12185028099179.7">
            <text:p>12185028099179,7</text:p>
          </table:table-cell>
          <table:table-cell table:formula="of:=POWER([.C4];4)" office:value-type="float" office:value="21662272176319.3">
            <text:p>21662272176319,3</text:p>
          </table:table-cell>
          <table:table-cell table:formula="of:=POWER([.D4];4)" office:value-type="float" office:value="37826084960945.1">
            <text:p>37826084960945,1</text:p>
          </table:table-cell>
        </table:table-row>
        <table:table-row table:style-name="ro2">
          <table:table-cell office:value-type="string">
            <text:p>Belgia</text:p>
          </table:table-cell>
          <table:table-cell office:value-type="float" office:value="1853.86121648844">
            <text:p>1853,8612164884</text:p>
          </table:table-cell>
          <table:table-cell office:value-type="float" office:value="2140.65454475962">
            <text:p>2140,6545447596</text:p>
          </table:table-cell>
          <table:table-cell office:value-type="float" office:value="2460.75532509837">
            <text:p>2460,7553250984</text:p>
          </table:table-cell>
          <table:table-cell office:value-type="float" office:value="3">
            <text:p>3</text:p>
          </table:table-cell>
          <table:table-cell table:formula="of:=POWER(SUMSQ([.B5:.D5]);2)" office:value-type="float" office:value="198092114919342">
            <text:p>198092114919342</text:p>
          </table:table-cell>
          <table:table-cell table:formula="of:=SUM([.M5:.O5])" office:value-type="float" office:value="69476872106648.7">
            <text:p>69476872106648,7</text:p>
          </table:table-cell>
          <table:table-cell table:formula="of:=[.E5]*[.F5]/[.G5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5:.D5]))" office:value-type="float" office:value="3751.60233233748">
            <text:p>3751,6023323375</text:p>
          </table:table-cell>
          <table:table-cell table:formula="of:=TINV(0.05;[.H5])" office:value-type="float" office:value="2.30600413520417">
            <text:p>2,3060041352</text:p>
          </table:table-cell>
          <table:table-cell table:formula="of:=[.K5]*[.J5]" office:value-type="float" office:value="8651.21049201182">
            <text:p>8651,2104920118</text:p>
          </table:table-cell>
          <table:table-cell table:formula="of:=POWER([.B5];4)" office:value-type="float" office:value="11811603931778">
            <text:p>11811603931778</text:p>
          </table:table-cell>
          <table:table-cell table:formula="of:=POWER([.C5];4)" office:value-type="float" office:value="20998406989827.7">
            <text:p>20998406989827,7</text:p>
          </table:table-cell>
          <table:table-cell table:formula="of:=POWER([.D5];4)" office:value-type="float" office:value="36666861185043.1">
            <text:p>36666861185043,1</text:p>
          </table:table-cell>
        </table:table-row>
        <table:table-row table:style-name="ro2">
          <table:table-cell office:value-type="string">
            <text:p>Bułgaria</text:p>
          </table:table-cell>
          <table:table-cell office:value-type="float" office:value="1634.71568170126">
            <text:p>1634,7156817013</text:p>
          </table:table-cell>
          <table:table-cell office:value-type="float" office:value="1887.60707775745">
            <text:p>1887,6070777575</text:p>
          </table:table-cell>
          <table:table-cell office:value-type="float" office:value="2169.86864118545">
            <text:p>2169,8686411855</text:p>
          </table:table-cell>
          <table:table-cell office:value-type="float" office:value="3">
            <text:p>3</text:p>
          </table:table-cell>
          <table:table-cell table:formula="of:=POWER(SUMSQ([.B6:.D6]);2)" office:value-type="float" office:value="119764258013627">
            <text:p>119764258013627</text:p>
          </table:table-cell>
          <table:table-cell table:formula="of:=SUM([.M6:.O6])" office:value-type="float" office:value="42004933110782.7">
            <text:p>42004933110782,7</text:p>
          </table:table-cell>
          <table:table-cell table:formula="of:=[.E6]*[.F6]/[.G6]" office:value-type="float" office:value="8.55358519660757">
            <text:p>8,5535851966</text:p>
          </table:table-cell>
          <table:table-cell office:value-type="float" office:value="8">
            <text:p>8</text:p>
          </table:table-cell>
          <table:table-cell table:formula="of:=SQRT(SUMSQ([.B6:.D6]))" office:value-type="float" office:value="3308.12420564888">
            <text:p>3308,1242056489</text:p>
          </table:table-cell>
          <table:table-cell table:formula="of:=TINV(0.05;[.H6])" office:value-type="float" office:value="2.30600413520417">
            <text:p>2,3060041352</text:p>
          </table:table-cell>
          <table:table-cell table:formula="of:=[.K6]*[.J6]" office:value-type="float" office:value="7628.54809799531">
            <text:p>7628,5480979953</text:p>
          </table:table-cell>
          <table:table-cell table:formula="of:=POWER([.B6];4)" office:value-type="float" office:value="7141162491077.61">
            <text:p>7141162491077,61</text:p>
          </table:table-cell>
          <table:table-cell table:formula="of:=POWER([.C6];4)" office:value-type="float" office:value="12695399984138">
            <text:p>12695399984138</text:p>
          </table:table-cell>
          <table:table-cell table:formula="of:=POWER([.D6];4)" office:value-type="float" office:value="22168370635567.1">
            <text:p>22168370635567,1</text:p>
          </table:table-cell>
        </table:table-row>
        <table:table-row table:style-name="ro2">
          <table:table-cell office:value-type="string">
            <text:p>Chorwacja</text:p>
          </table:table-cell>
          <table:table-cell office:value-type="float" office:value="1605.52822460398">
            <text:p>1605,528224604</text:p>
          </table:table-cell>
          <table:table-cell office:value-type="float" office:value="1853.9043053333">
            <text:p>1853,9043053333</text:p>
          </table:table-cell>
          <table:table-cell office:value-type="float" office:value="2131.1261561281">
            <text:p>2131,1261561281</text:p>
          </table:table-cell>
          <table:table-cell office:value-type="float" office:value="3">
            <text:p>3</text:p>
          </table:table-cell>
          <table:table-cell table:formula="of:=POWER(SUMSQ([.B7:.D7]);2)" office:value-type="float" office:value="111437174468595">
            <text:p>111437174468595</text:p>
          </table:table-cell>
          <table:table-cell table:formula="of:=SUM([.M7:.O7])" office:value-type="float" office:value="39084374063214.6">
            <text:p>39084374063214,6</text:p>
          </table:table-cell>
          <table:table-cell table:formula="of:=[.E7]*[.F7]/[.G7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7:.D7]))" office:value-type="float" office:value="3249.05844002023">
            <text:p>3249,0584400202</text:p>
          </table:table-cell>
          <table:table-cell table:formula="of:=TINV(0.05;[.H7])" office:value-type="float" office:value="2.30600413520417">
            <text:p>2,3060041352</text:p>
          </table:table-cell>
          <table:table-cell table:formula="of:=[.K7]*[.J7]" office:value-type="float" office:value="7492.34219820665">
            <text:p>7492,3421982067</text:p>
          </table:table-cell>
          <table:table-cell table:formula="of:=POWER([.B7];4)" office:value-type="float" office:value="6644644935188.02">
            <text:p>6644644935188,02</text:p>
          </table:table-cell>
          <table:table-cell table:formula="of:=POWER([.C7];4)" office:value-type="float" office:value="11812702107000.9">
            <text:p>11812702107000,9</text:p>
          </table:table-cell>
          <table:table-cell table:formula="of:=POWER([.D7];4)" office:value-type="float" office:value="20627027021025.7">
            <text:p>20627027021025,7</text:p>
          </table:table-cell>
        </table:table-row>
        <table:table-row table:style-name="ro2">
          <table:table-cell office:value-type="string">
            <text:p>Cypr</text:p>
          </table:table-cell>
          <table:table-cell office:value-type="float" office:value="383.387806274534">
            <text:p>383,3878062745</text:p>
          </table:table-cell>
          <table:table-cell office:value-type="float" office:value="442.698106313245">
            <text:p>442,6981063132</text:p>
          </table:table-cell>
          <table:table-cell office:value-type="float" office:value="508.896554648716">
            <text:p>508,8965546487</text:p>
          </table:table-cell>
          <table:table-cell office:value-type="float" office:value="3">
            <text:p>3</text:p>
          </table:table-cell>
          <table:table-cell table:formula="of:=POWER(SUMSQ([.B8:.D8]);2)" office:value-type="float" office:value="362336009295.904">
            <text:p>362336009295,904</text:p>
          </table:table-cell>
          <table:table-cell table:formula="of:=SUM([.M8:.O8])" office:value-type="float" office:value="127082153611.895">
            <text:p>127082153611,895</text:p>
          </table:table-cell>
          <table:table-cell table:formula="of:=[.E8]*[.F8]/[.G8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8:.D8]))" office:value-type="float" office:value="775.850196021543">
            <text:p>775,8501960215</text:p>
          </table:table-cell>
          <table:table-cell table:formula="of:=TINV(0.05;[.H8])" office:value-type="float" office:value="2.30600413520417">
            <text:p>2,3060041352</text:p>
          </table:table-cell>
          <table:table-cell table:formula="of:=[.K8]*[.J8]" office:value-type="float" office:value="1789.11376032464">
            <text:p>1789,1137603246</text:p>
          </table:table-cell>
          <table:table-cell table:formula="of:=POWER([.B8];4)" office:value-type="float" office:value="21604945930.164">
            <text:p>21604945930,164</text:p>
          </table:table-cell>
          <table:table-cell table:formula="of:=POWER([.C8];4)" office:value-type="float" office:value="38408792764.7361">
            <text:p>38408792764,7361</text:p>
          </table:table-cell>
          <table:table-cell table:formula="of:=POWER([.D8];4)" office:value-type="float" office:value="67068414916.9948">
            <text:p>67068414916,9948</text:p>
          </table:table-cell>
        </table:table-row>
        <table:table-row table:style-name="ro2">
          <table:table-cell office:value-type="string">
            <text:p>Czarnogóra</text:p>
          </table:table-cell>
          <table:table-cell office:value-type="float" office:value="64.5020929892976">
            <text:p>64,5020929893</text:p>
          </table:table-cell>
          <table:table-cell office:value-type="float" office:value="74.4806015013305">
            <text:p>74,4806015013</text:p>
          </table:table-cell>
          <table:table-cell office:value-type="float" office:value="85.6179887640442">
            <text:p>85,617988764</text:p>
          </table:table-cell>
          <table:table-cell office:value-type="float" office:value="3">
            <text:p>3</text:p>
          </table:table-cell>
          <table:table-cell table:formula="of:=POWER(SUMSQ([.B9:.D9]);2)" office:value-type="float" office:value="290304348.4224">
            <text:p>290304348,4224</text:p>
          </table:table-cell>
          <table:table-cell table:formula="of:=SUM([.M9:.O9])" office:value-type="float" office:value="101818480.2336">
            <text:p>101818480,2336</text:p>
          </table:table-cell>
          <table:table-cell table:formula="of:=[.E9]*[.F9]/[.G9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9:.D9]))" office:value-type="float" office:value="130.530915878193">
            <text:p>130,5309158782</text:p>
          </table:table-cell>
          <table:table-cell table:formula="of:=TINV(0.05;[.H9])" office:value-type="float" office:value="2.30600413520417">
            <text:p>2,3060041352</text:p>
          </table:table-cell>
          <table:table-cell table:formula="of:=[.K9]*[.J9]" office:value-type="float" office:value="301.004831787101">
            <text:p>301,0048317871</text:p>
          </table:table-cell>
          <table:table-cell table:formula="of:=POWER([.B9];4)" office:value-type="float" office:value="17309926.6703999">
            <text:p>17309926,6703999</text:p>
          </table:table-cell>
          <table:table-cell table:formula="of:=POWER([.C9];4)" office:value-type="float" office:value="30773202.9695999">
            <text:p>30773202,9695999</text:p>
          </table:table-cell>
          <table:table-cell table:formula="of:=POWER([.D9];4)" office:value-type="float" office:value="53735350.5936">
            <text:p>53735350,5936</text:p>
          </table:table-cell>
        </table:table-row>
        <table:table-row table:style-name="ro2">
          <table:table-cell office:value-type="string">
            <text:p>Czechy</text:p>
          </table:table-cell>
          <table:table-cell office:value-type="float" office:value="2717.39536321088">
            <text:p>2717,3953632109</text:p>
          </table:table-cell>
          <table:table-cell office:value-type="float" office:value="3137.77788888889">
            <text:p>3137,7778888889</text:p>
          </table:table-cell>
          <table:table-cell office:value-type="float" office:value="3606.98257827786">
            <text:p>3606,9825782779</text:p>
          </table:table-cell>
          <table:table-cell office:value-type="float" office:value="3">
            <text:p>3</text:p>
          </table:table-cell>
          <table:table-cell table:formula="of:=POWER(SUMSQ([.B10:.D10]);2)" office:value-type="float" office:value="914470358905305">
            <text:p>914470358905305</text:p>
          </table:table-cell>
          <table:table-cell table:formula="of:=SUM([.M10:.O10])" office:value-type="float" office:value="320732302731255">
            <text:p>320732302731255</text:p>
          </table:table-cell>
          <table:table-cell table:formula="of:=[.E10]*[.F10]/[.G10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0:.D10]))" office:value-type="float" office:value="5499.11001526611">
            <text:p>5499,1100152661</text:p>
          </table:table-cell>
          <table:table-cell table:formula="of:=TINV(0.05;[.H10])" office:value-type="float" office:value="2.30600413520417">
            <text:p>2,3060041352</text:p>
          </table:table-cell>
          <table:table-cell table:formula="of:=[.K10]*[.J10]" office:value-type="float" office:value="12680.9704351463">
            <text:p>12680,9704351463</text:p>
          </table:table-cell>
          <table:table-cell table:formula="of:=POWER([.B10];4)" office:value-type="float" office:value="54526964342514.6">
            <text:p>54526964342514,6</text:p>
          </table:table-cell>
          <table:table-cell table:formula="of:=POWER([.C10];4)" office:value-type="float" office:value="96936825497804.4">
            <text:p>96936825497804,4</text:p>
          </table:table-cell>
          <table:table-cell table:formula="of:=POWER([.D10];4)" office:value-type="float" office:value="169268512890936">
            <text:p>169268512890936</text:p>
          </table:table-cell>
        </table:table-row>
        <table:table-row table:style-name="ro2">
          <table:table-cell office:value-type="string">
            <text:p>Dania</text:p>
          </table:table-cell>
          <table:table-cell office:value-type="float" office:value="1146.05640349854">
            <text:p>1146,0564034985</text:p>
          </table:table-cell>
          <table:table-cell office:value-type="float" office:value="1323.35194613275">
            <text:p>1323,3519461328</text:p>
          </table:table-cell>
          <table:table-cell office:value-type="float" office:value="1521.23814484562">
            <text:p>1521,2381448456</text:p>
          </table:table-cell>
          <table:table-cell office:value-type="float" office:value="3">
            <text:p>3</text:p>
          </table:table-cell>
          <table:table-cell table:formula="of:=POWER(SUMSQ([.B11:.D11]);2)" office:value-type="float" office:value="28932254812443.4">
            <text:p>28932254812443,4</text:p>
          </table:table-cell>
          <table:table-cell table:formula="of:=SUM([.M11:.O11])" office:value-type="float" office:value="10147413329296.7">
            <text:p>10147413329296,7</text:p>
          </table:table-cell>
          <table:table-cell table:formula="of:=[.E11]*[.F11]/[.G11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1:.D11]))" office:value-type="float" office:value="2319.23934656747">
            <text:p>2319,2393465675</text:p>
          </table:table-cell>
          <table:table-cell table:formula="of:=TINV(0.05;[.H11])" office:value-type="float" office:value="2.30600413520417">
            <text:p>2,3060041352</text:p>
          </table:table-cell>
          <table:table-cell table:formula="of:=[.K11]*[.J11]" office:value-type="float" office:value="5348.17552371278">
            <text:p>5348,1755237128</text:p>
          </table:table-cell>
          <table:table-cell table:formula="of:=POWER([.B11];4)" office:value-type="float" office:value="1725138503554.3">
            <text:p>1725138503554,3</text:p>
          </table:table-cell>
          <table:table-cell table:formula="of:=POWER([.C11];4)" office:value-type="float" office:value="3066912895207.62">
            <text:p>3066912895207,62</text:p>
          </table:table-cell>
          <table:table-cell table:formula="of:=POWER([.D11];4)" office:value-type="float" office:value="5355361930534.76">
            <text:p>5355361930534,76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265.923015175445">
            <text:p>265,9230151754</text:p>
          </table:table-cell>
          <table:table-cell office:value-type="float" office:value="307.06144879052">
            <text:p>307,0614487905</text:p>
          </table:table-cell>
          <table:table-cell office:value-type="float" office:value="352.977596078467">
            <text:p>352,9775960785</text:p>
          </table:table-cell>
          <table:table-cell office:value-type="float" office:value="3">
            <text:p>3</text:p>
          </table:table-cell>
          <table:table-cell table:formula="of:=POWER(SUMSQ([.B12:.D12]);2)" office:value-type="float" office:value="83865244718.6677">
            <text:p>83865244718,6677</text:p>
          </table:table-cell>
          <table:table-cell table:formula="of:=SUM([.M12:.O12])" office:value-type="float" office:value="29414067712.3072">
            <text:p>29414067712,3072</text:p>
          </table:table-cell>
          <table:table-cell table:formula="of:=[.E12]*[.F12]/[.G12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12:.D12]))" office:value-type="float" office:value="538.140285303625">
            <text:p>538,1402853036</text:p>
          </table:table-cell>
          <table:table-cell table:formula="of:=TINV(0.05;[.H12])" office:value-type="float" office:value="2.30600413520417">
            <text:p>2,3060041352</text:p>
          </table:table-cell>
          <table:table-cell table:formula="of:=[.K12]*[.J12]" office:value-type="float" office:value="1240.95372323011">
            <text:p>1240,9537232301</text:p>
          </table:table-cell>
          <table:table-cell table:formula="of:=POWER([.B12];4)" office:value-type="float" office:value="5000618296.5025">
            <text:p>5000618296,5025</text:p>
          </table:table-cell>
          <table:table-cell table:formula="of:=POWER([.C12];4)" office:value-type="float" office:value="8889988082.67107">
            <text:p>8889988082,67107</text:p>
          </table:table-cell>
          <table:table-cell table:formula="of:=POWER([.D12];4)" office:value-type="float" office:value="15523461333.1336">
            <text:p>15523461333,1336</text:p>
          </table:table-cell>
        </table:table-row>
        <table:table-row table:style-name="ro2">
          <table:table-cell office:value-type="string">
            <text:p>Finlandia</text:p>
          </table:table-cell>
          <table:table-cell office:value-type="float" office:value="843.003297739695">
            <text:p>843,0032977397</text:p>
          </table:table-cell>
          <table:table-cell office:value-type="float" office:value="973.41636175551">
            <text:p>973,4163617555</text:p>
          </table:table-cell>
          <table:table-cell office:value-type="float" office:value="1118.97526931266">
            <text:p>1118,9752693127</text:p>
          </table:table-cell>
          <table:table-cell office:value-type="float" office:value="3">
            <text:p>3</text:p>
          </table:table-cell>
          <table:table-cell table:formula="of:=POWER(SUMSQ([.B13:.D13]);2)" office:value-type="float" office:value="8469843916976.19">
            <text:p>8469843916976,19</text:p>
          </table:table-cell>
          <table:table-cell table:formula="of:=SUM([.M13:.O13])" office:value-type="float" office:value="2970629410578.18">
            <text:p>2970629410578,18</text:p>
          </table:table-cell>
          <table:table-cell table:formula="of:=[.E13]*[.F13]/[.G13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13:.D13]))" office:value-type="float" office:value="1705.960030794">
            <text:p>1705,960030794</text:p>
          </table:table-cell>
          <table:table-cell table:formula="of:=TINV(0.05;[.H13])" office:value-type="float" office:value="2.30600413520417">
            <text:p>2,3060041352</text:p>
          </table:table-cell>
          <table:table-cell table:formula="of:=[.K13]*[.J13]" office:value-type="float" office:value="3933.950885504">
            <text:p>3933,950885504</text:p>
          </table:table-cell>
          <table:table-cell table:formula="of:=POWER([.B13];4)" office:value-type="float" office:value="505029903648.795">
            <text:p>505029903648,795</text:p>
          </table:table-cell>
          <table:table-cell table:formula="of:=POWER([.C13];4)" office:value-type="float" office:value="897830939820.079">
            <text:p>897830939820,079</text:p>
          </table:table-cell>
          <table:table-cell table:formula="of:=POWER([.D13];4)" office:value-type="float" office:value="1567768567109.31">
            <text:p>1567768567109,31</text:p>
          </table:table-cell>
        </table:table-row>
        <table:table-row table:style-name="ro2">
          <table:table-cell office:value-type="string">
            <text:p>Francja</text:p>
          </table:table-cell>
          <table:table-cell office:value-type="float" office:value="4813.44803752985">
            <text:p>4813,4480375299</text:p>
          </table:table-cell>
          <table:table-cell office:value-type="float" office:value="5558.09104039627">
            <text:p>5558,0910403963</text:p>
          </table:table-cell>
          <table:table-cell office:value-type="float" office:value="6389.21499899113">
            <text:p>6389,2149989911</text:p>
          </table:table-cell>
          <table:table-cell office:value-type="float" office:value="3">
            <text:p>3</text:p>
          </table:table-cell>
          <table:table-cell table:formula="of:=POWER(SUMSQ([.B14:.D14]);2)" office:value-type="float" office:value="9.00292152163374E+015">
            <text:p>9002921521633740</text:p>
          </table:table-cell>
          <table:table-cell table:formula="of:=SUM([.M14:.O14])" office:value-type="float" office:value="3.15759578517008E+015">
            <text:p>3157595785170080</text:p>
          </table:table-cell>
          <table:table-cell table:formula="of:=[.E14]*[.F14]/[.G14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4:.D14]))" office:value-type="float" office:value="9740.82780500028">
            <text:p>9740,8278050003</text:p>
          </table:table-cell>
          <table:table-cell table:formula="of:=TINV(0.05;[.H14])" office:value-type="float" office:value="2.30600413520417">
            <text:p>2,3060041352</text:p>
          </table:table-cell>
          <table:table-cell table:formula="of:=[.K14]*[.J14]" office:value-type="float" office:value="22462.3891986423">
            <text:p>22462,3891986423</text:p>
          </table:table-cell>
          <table:table-cell table:formula="of:=POWER([.B14];4)" office:value-type="float" office:value="536815628858908">
            <text:p>536815628858908</text:p>
          </table:table-cell>
          <table:table-cell table:formula="of:=POWER([.C14];4)" office:value-type="float" office:value="954338895749170">
            <text:p>954338895749170</text:p>
          </table:table-cell>
          <table:table-cell table:formula="of:=POWER([.D14];4)" office:value-type="float" office:value="1.666441260562E+015">
            <text:p>1666441260562000</text:p>
          </table:table-cell>
        </table:table-row>
        <table:table-row table:style-name="ro2">
          <table:table-cell office:value-type="string">
            <text:p>Grecja</text:p>
          </table:table-cell>
          <table:table-cell office:value-type="float" office:value="3802.74161757014">
            <text:p>3802,7416175701</text:p>
          </table:table-cell>
          <table:table-cell office:value-type="float" office:value="4391.02779312543">
            <text:p>4391,0277931254</text:p>
          </table:table-cell>
          <table:table-cell office:value-type="float" office:value="5047.63603779036">
            <text:p>5047,6360377904</text:p>
          </table:table-cell>
          <table:table-cell office:value-type="float" office:value="3">
            <text:p>3</text:p>
          </table:table-cell>
          <table:table-cell table:formula="of:=POWER(SUMSQ([.B15:.D15]);2)" office:value-type="float" office:value="3.50707928196055E+015">
            <text:p>3507079281960550</text:p>
          </table:table-cell>
          <table:table-cell table:formula="of:=SUM([.M15:.O15])" office:value-type="float" office:value="1.2300383528131E+015">
            <text:p>1230038352813100</text:p>
          </table:table-cell>
          <table:table-cell table:formula="of:=[.E15]*[.F15]/[.G15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5:.D15]))" office:value-type="float" office:value="7695.49208692985">
            <text:p>7695,4920869299</text:p>
          </table:table-cell>
          <table:table-cell table:formula="of:=TINV(0.05;[.H15])" office:value-type="float" office:value="2.30600413520417">
            <text:p>2,3060041352</text:p>
          </table:table-cell>
          <table:table-cell table:formula="of:=[.K15]*[.J15]" office:value-type="float" office:value="17745.8365748912">
            <text:p>17745,8365748912</text:p>
          </table:table-cell>
          <table:table-cell table:formula="of:=POWER([.B15];4)" office:value-type="float" office:value="209116003697214">
            <text:p>209116003697214</text:p>
          </table:table-cell>
          <table:table-cell table:formula="of:=POWER([.C15];4)" office:value-type="float" office:value="371761784350605">
            <text:p>371761784350605</text:p>
          </table:table-cell>
          <table:table-cell table:formula="of:=POWER([.D15];4)" office:value-type="float" office:value="649160564765277">
            <text:p>649160564765277</text:p>
          </table:table-cell>
        </table:table-row>
        <table:table-row table:style-name="ro2">
          <table:table-cell office:value-type="string">
            <text:p>Gruzja</text:p>
          </table:table-cell>
          <table:table-cell office:value-type="float" office:value="1749.39531553048">
            <text:p>1749,3953155305</text:p>
          </table:table-cell>
          <table:table-cell office:value-type="float" office:value="2020.02771268119">
            <text:p>2020,0277126812</text:p>
          </table:table-cell>
          <table:table-cell office:value-type="float" office:value="2322.0906722176">
            <text:p>2322,0906722176</text:p>
          </table:table-cell>
          <table:table-cell office:value-type="float" office:value="3">
            <text:p>3</text:p>
          </table:table-cell>
          <table:table-cell table:formula="of:=POWER(SUMSQ([.B16:.D16]);2)" office:value-type="float" office:value="157076114567320">
            <text:p>157076114567320</text:p>
          </table:table-cell>
          <table:table-cell table:formula="of:=SUM([.M16:.O16])" office:value-type="float" office:value="55091325201139.7">
            <text:p>55091325201139,7</text:p>
          </table:table-cell>
          <table:table-cell table:formula="of:=[.E16]*[.F16]/[.G16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6:.D16]))" office:value-type="float" office:value="3540.19787865028">
            <text:p>3540,1978786503</text:p>
          </table:table-cell>
          <table:table-cell table:formula="of:=TINV(0.05;[.H16])" office:value-type="float" office:value="2.30600413520417">
            <text:p>2,3060041352</text:p>
          </table:table-cell>
          <table:table-cell table:formula="of:=[.K16]*[.J16]" office:value-type="float" office:value="8163.71094760857">
            <text:p>8163,7109476086</text:p>
          </table:table-cell>
          <table:table-cell table:formula="of:=POWER([.B16];4)" office:value-type="float" office:value="9365950043832.89">
            <text:p>9365950043832,89</text:p>
          </table:table-cell>
          <table:table-cell table:formula="of:=POWER([.C16];4)" office:value-type="float" office:value="16650577855703">
            <text:p>16650577855703</text:p>
          </table:table-cell>
          <table:table-cell table:formula="of:=POWER([.D16];4)" office:value-type="float" office:value="29074797301603.8">
            <text:p>29074797301603,8</text:p>
          </table:table-cell>
        </table:table-row>
        <table:table-row table:style-name="ro2">
          <table:table-cell office:value-type="string">
            <text:p>Hiszpania</text:p>
          </table:table-cell>
          <table:table-cell office:value-type="float" office:value="10724.2163424653">
            <text:p>10724,2163424653</text:p>
          </table:table-cell>
          <table:table-cell office:value-type="float" office:value="12383.2583843403">
            <text:p>12383,2583843403</text:p>
          </table:table-cell>
          <table:table-cell office:value-type="float" office:value="14234.9773745283">
            <text:p>14234,9773745283</text:p>
          </table:table-cell>
          <table:table-cell office:value-type="float" office:value="3">
            <text:p>3</text:p>
          </table:table-cell>
          <table:table-cell table:formula="of:=POWER(SUMSQ([.B17:.D17]);2)" office:value-type="float" office:value="2.2183015321611E+017">
            <text:p>221830153216110000</text:p>
          </table:table-cell>
          <table:table-cell table:formula="of:=SUM([.M17:.O17])" office:value-type="float" office:value="7.78025172312857E+016">
            <text:p>77802517231285700</text:p>
          </table:table-cell>
          <table:table-cell table:formula="of:=[.E17]*[.F17]/[.G17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7:.D17]))" office:value-type="float" office:value="21702.269126215">
            <text:p>21702,269126215</text:p>
          </table:table-cell>
          <table:table-cell table:formula="of:=TINV(0.05;[.H17])" office:value-type="float" office:value="2.30600413520417">
            <text:p>2,3060041352</text:p>
          </table:table-cell>
          <table:table-cell table:formula="of:=[.K17]*[.J17]" office:value-type="float" office:value="50045.5223483656">
            <text:p>50045,5223483656</text:p>
          </table:table-cell>
          <table:table-cell table:formula="of:=POWER([.B17];4)" office:value-type="float" office:value="1.32270277945246E+016">
            <text:p>13227027794524600</text:p>
          </table:table-cell>
          <table:table-cell table:formula="of:=POWER([.C17];4)" office:value-type="float" office:value="2.35147160791553E+016">
            <text:p>23514716079155300</text:p>
          </table:table-cell>
          <table:table-cell table:formula="of:=POWER([.D17];4)" office:value-type="float" office:value="4.10607733576058E+016">
            <text:p>41060773357605800</text:p>
          </table:table-cell>
        </table:table-row>
        <table:table-row table:style-name="ro2">
          <table:table-cell office:value-type="string">
            <text:p>Holandia</text:p>
          </table:table-cell>
          <table:table-cell office:value-type="float" office:value="1752.81429706629">
            <text:p>1752,8142970663</text:p>
          </table:table-cell>
          <table:table-cell office:value-type="float" office:value="2023.9756125013">
            <text:p>2023,9756125013</text:p>
          </table:table-cell>
          <table:table-cell office:value-type="float" office:value="2326.62891755432">
            <text:p>2326,6289175543</text:p>
          </table:table-cell>
          <table:table-cell office:value-type="float" office:value="3">
            <text:p>3</text:p>
          </table:table-cell>
          <table:table-cell table:formula="of:=POWER(SUMSQ([.B18:.D18]);2)" office:value-type="float" office:value="158307664128436">
            <text:p>158307664128436</text:p>
          </table:table-cell>
          <table:table-cell table:formula="of:=SUM([.M18:.O18])" office:value-type="float" office:value="55523266731904">
            <text:p>55523266731904</text:p>
          </table:table-cell>
          <table:table-cell table:formula="of:=[.E18]*[.F18]/[.G18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8:.D18]))" office:value-type="float" office:value="3547.11676717866">
            <text:p>3547,1167671787</text:p>
          </table:table-cell>
          <table:table-cell table:formula="of:=TINV(0.05;[.H18])" office:value-type="float" office:value="2.30600413520417">
            <text:p>2,3060041352</text:p>
          </table:table-cell>
          <table:table-cell table:formula="of:=[.K18]*[.J18]" office:value-type="float" office:value="8179.66593316602">
            <text:p>8179,665933166</text:p>
          </table:table-cell>
          <table:table-cell table:formula="of:=POWER([.B18];4)" office:value-type="float" office:value="9439383434375.31">
            <text:p>9439383434375,31</text:p>
          </table:table-cell>
          <table:table-cell table:formula="of:=POWER([.C18];4)" office:value-type="float" office:value="16781126105556.3">
            <text:p>16781126105556,3</text:p>
          </table:table-cell>
          <table:table-cell table:formula="of:=POWER([.D18];4)" office:value-type="float" office:value="29302757191972.4">
            <text:p>29302757191972,4</text:p>
          </table:table-cell>
        </table:table-row>
        <table:table-row table:style-name="ro2">
          <table:table-cell office:value-type="string">
            <text:p>Irlandia</text:p>
          </table:table-cell>
          <table:table-cell office:value-type="float" office:value="342.19487138179">
            <text:p>342,1948713818</text:p>
          </table:table-cell>
          <table:table-cell office:value-type="float" office:value="395.132602215172">
            <text:p>395,1326022152</text:p>
          </table:table-cell>
          <table:table-cell office:value-type="float" office:value="454.21838726909">
            <text:p>454,2183872691</text:p>
          </table:table-cell>
          <table:table-cell office:value-type="float" office:value="3">
            <text:p>3</text:p>
          </table:table-cell>
          <table:table-cell table:formula="of:=POWER(SUMSQ([.B19:.D19]);2)" office:value-type="float" office:value="229959999071.159">
            <text:p>229959999071,159</text:p>
          </table:table-cell>
          <table:table-cell table:formula="of:=SUM([.M19:.O19])" office:value-type="float" office:value="80653899079.3113">
            <text:p>80653899079,3113</text:p>
          </table:table-cell>
          <table:table-cell table:formula="of:=[.E19]*[.F19]/[.G19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19:.D19]))" office:value-type="float" office:value="692.489311590198">
            <text:p>692,4893115902</text:p>
          </table:table-cell>
          <table:table-cell table:formula="of:=TINV(0.05;[.H19])" office:value-type="float" office:value="2.30600413520417">
            <text:p>2,3060041352</text:p>
          </table:table-cell>
          <table:table-cell table:formula="of:=[.K19]*[.J19]" office:value-type="float" office:value="1596.88321611168">
            <text:p>1596,8832161117</text:p>
          </table:table-cell>
          <table:table-cell table:formula="of:=POWER([.B19];4)" office:value-type="float" office:value="13711784693.1289">
            <text:p>13711784693,1289</text:p>
          </table:table-cell>
          <table:table-cell table:formula="of:=POWER([.C19];4)" office:value-type="float" office:value="24376506121.1181">
            <text:p>24376506121,1181</text:p>
          </table:table-cell>
          <table:table-cell table:formula="of:=POWER([.D19];4)" office:value-type="float" office:value="42565608265.0644">
            <text:p>42565608265,0644</text:p>
          </table:table-cell>
        </table:table-row>
        <table:table-row table:style-name="ro2">
          <table:table-cell office:value-type="string">
            <text:p>Islandia</text:p>
          </table:table-cell>
          <table:table-cell office:value-type="float" office:value="71.9099436795774">
            <text:p>71,9099436796</text:p>
          </table:table-cell>
          <table:table-cell office:value-type="float" office:value="83.0344506816297">
            <text:p>83,0344506816</text:p>
          </table:table-cell>
          <table:table-cell office:value-type="float" office:value="95.4509298016525">
            <text:p>95,4509298017</text:p>
          </table:table-cell>
          <table:table-cell office:value-type="float" office:value="3">
            <text:p>3</text:p>
          </table:table-cell>
          <table:table-cell table:formula="of:=POWER(SUMSQ([.B20:.D20]);2)" office:value-type="float" office:value="448450081.689599">
            <text:p>448450081,689599</text:p>
          </table:table-cell>
          <table:table-cell table:formula="of:=SUM([.M20:.O20])" office:value-type="float" office:value="157284952.9344">
            <text:p>157284952,9344</text:p>
          </table:table-cell>
          <table:table-cell table:formula="of:=[.E20]*[.F20]/[.G20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20:.D20]))" office:value-type="float" office:value="145.521957106136">
            <text:p>145,5219571061</text:p>
          </table:table-cell>
          <table:table-cell table:formula="of:=TINV(0.05;[.H20])" office:value-type="float" office:value="2.30600413520417">
            <text:p>2,3060041352</text:p>
          </table:table-cell>
          <table:table-cell table:formula="of:=[.K20]*[.J20]" office:value-type="float" office:value="335.574234849752">
            <text:p>335,5742348498</text:p>
          </table:table-cell>
          <table:table-cell table:formula="of:=POWER([.B20];4)" office:value-type="float" office:value="26739654.6815999">
            <text:p>26739654,6815999</text:p>
          </table:table-cell>
          <table:table-cell table:formula="of:=POWER([.C20];4)" office:value-type="float" office:value="47537163.8783999">
            <text:p>47537163,8783999</text:p>
          </table:table-cell>
          <table:table-cell table:formula="of:=POWER([.D20];4)" office:value-type="float" office:value="83008134.3743999">
            <text:p>83008134,3743999</text:p>
          </table:table-cell>
        </table:table-row>
        <table:table-row table:style-name="ro2">
          <table:table-cell office:value-type="string">
            <text:p>Liechtenstein</text:p>
          </table:table-cell>
          <table:table-cell office:value-type="float" office:value="17.3956891211587">
            <text:p>17,3956891212</text:p>
          </table:table-cell>
          <table:table-cell office:value-type="float" office:value="20.0868115936801">
            <text:p>20,0868115937</text:p>
          </table:table-cell>
          <table:table-cell office:value-type="float" office:value="23.0904742263991">
            <text:p>23,0904742264</text:p>
          </table:table-cell>
          <table:table-cell office:value-type="float" office:value="3">
            <text:p>3</text:p>
          </table:table-cell>
          <table:table-cell table:formula="of:=POWER(SUMSQ([.B21:.D21]);2)" office:value-type="float" office:value="1535765.3476">
            <text:p>1535765,3476</text:p>
          </table:table-cell>
          <table:table-cell table:formula="of:=SUM([.M21:.O21])" office:value-type="float" office:value="538639.171400002">
            <text:p>538639,171400002</text:p>
          </table:table-cell>
          <table:table-cell table:formula="of:=[.E21]*[.F21]/[.G21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21:.D21]))" office:value-type="float" office:value="35.2031248612961">
            <text:p>35,2031248613</text:p>
          </table:table-cell>
          <table:table-cell table:formula="of:=TINV(0.05;[.H21])" office:value-type="float" office:value="2.30600413520417">
            <text:p>2,3060041352</text:p>
          </table:table-cell>
          <table:table-cell table:formula="of:=[.K21]*[.J21]" office:value-type="float" office:value="81.1785515022573">
            <text:p>81,1785515023</text:p>
          </table:table-cell>
          <table:table-cell table:formula="of:=POWER([.B21];4)" office:value-type="float" office:value="91572.8120999995">
            <text:p>91572,8120999995</text:p>
          </table:table-cell>
          <table:table-cell table:formula="of:=POWER([.C21];4)" office:value-type="float" office:value="162796.110400001">
            <text:p>162796,110400001</text:p>
          </table:table-cell>
          <table:table-cell table:formula="of:=POWER([.D21];4)" office:value-type="float" office:value="284270.248900001">
            <text:p>284270,248900001</text:p>
          </table:table-cell>
        </table:table-row>
        <table:table-row table:style-name="ro2">
          <table:table-cell office:value-type="string">
            <text:p>Litwa</text:p>
          </table:table-cell>
          <table:table-cell office:value-type="float" office:value="286.226274125909">
            <text:p>286,2262741259</text:p>
          </table:table-cell>
          <table:table-cell office:value-type="float" office:value="330.505632831475">
            <text:p>330,5056328315</text:p>
          </table:table-cell>
          <table:table-cell office:value-type="float" office:value="379.927484308958">
            <text:p>379,927484309</text:p>
          </table:table-cell>
          <table:table-cell office:value-type="float" office:value="3">
            <text:p>3</text:p>
          </table:table-cell>
          <table:table-cell table:formula="of:=POWER(SUMSQ([.B22:.D22]);2)" office:value-type="float" office:value="112563166632.227">
            <text:p>112563166632,227</text:p>
          </table:table-cell>
          <table:table-cell table:formula="of:=SUM([.M22:.O22])" office:value-type="float" office:value="39479293434.8293">
            <text:p>39479293434,8293</text:p>
          </table:table-cell>
          <table:table-cell table:formula="of:=[.E22]*[.F22]/[.G22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22:.D22]))" office:value-type="float" office:value="579.227370439854">
            <text:p>579,2273704399</text:p>
          </table:table-cell>
          <table:table-cell table:formula="of:=TINV(0.05;[.H22])" office:value-type="float" office:value="2.30600413520417">
            <text:p>2,3060041352</text:p>
          </table:table-cell>
          <table:table-cell table:formula="of:=[.K22]*[.J22]" office:value-type="float" office:value="1335.70071145774">
            <text:p>1335,7007114577</text:p>
          </table:table-cell>
          <table:table-cell table:formula="of:=POWER([.B22];4)" office:value-type="float" office:value="6711784273.2304">
            <text:p>6711784273,2304</text:p>
          </table:table-cell>
          <table:table-cell table:formula="of:=POWER([.C22];4)" office:value-type="float" office:value="11932060930.1875">
            <text:p>11932060930,1875</text:p>
          </table:table-cell>
          <table:table-cell table:formula="of:=POWER([.D22];4)" office:value-type="float" office:value="20835448231.4114">
            <text:p>20835448231,4114</text:p>
          </table:table-cell>
        </table:table-row>
        <table:table-row table:style-name="ro2">
          <table:table-cell office:value-type="string">
            <text:p>Luksemburg</text:p>
          </table:table-cell>
          <table:table-cell office:value-type="float" office:value="141.987640307176">
            <text:p>141,9876403072</text:p>
          </table:table-cell>
          <table:table-cell office:value-type="float" office:value="163.953204705896">
            <text:p>163,9532047059</text:p>
          </table:table-cell>
          <table:table-cell office:value-type="float" office:value="188.469794220011">
            <text:p>188,46979422</text:p>
          </table:table-cell>
          <table:table-cell office:value-type="float" office:value="3">
            <text:p>3</text:p>
          </table:table-cell>
          <table:table-cell table:formula="of:=POWER(SUMSQ([.B23:.D23]);2)" office:value-type="float" office:value="6816484944.82672">
            <text:p>6816484944,82672</text:p>
          </table:table-cell>
          <table:table-cell table:formula="of:=SUM([.M23:.O23])" office:value-type="float" office:value="2390746612.61229">
            <text:p>2390746612,61229</text:p>
          </table:table-cell>
          <table:table-cell table:formula="of:=[.E23]*[.F23]/[.G23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23:.D23]))" office:value-type="float" office:value="287.336051804619">
            <text:p>287,3360518046</text:p>
          </table:table-cell>
          <table:table-cell table:formula="of:=TINV(0.05;[.H23])" office:value-type="float" office:value="2.30600413520417">
            <text:p>2,3060041352</text:p>
          </table:table-cell>
          <table:table-cell table:formula="of:=[.K23]*[.J23]" office:value-type="float" office:value="662.59812365469">
            <text:p>662,5981236547</text:p>
          </table:table-cell>
          <table:table-cell table:formula="of:=POWER([.B23];4)" office:value-type="float" office:value="406445357.0401">
            <text:p>406445357,0401</text:p>
          </table:table-cell>
          <table:table-cell table:formula="of:=POWER([.C23];4)" office:value-type="float" office:value="722569523.62685">
            <text:p>722569523,62685</text:p>
          </table:table-cell>
          <table:table-cell table:formula="of:=POWER([.D23];4)" office:value-type="float" office:value="1261731731.94534">
            <text:p>1261731731,94534</text:p>
          </table:table-cell>
        </table:table-row>
        <table:table-row table:style-name="ro2">
          <table:table-cell office:value-type="string">
            <text:p>Łotwa</text:p>
          </table:table-cell>
          <table:table-cell office:value-type="float" office:value="657.564962570239">
            <text:p>657,5649625702</text:p>
          </table:table-cell>
          <table:table-cell office:value-type="float" office:value="759.290616299188">
            <text:p>759,2906162992</text:p>
          </table:table-cell>
          <table:table-cell office:value-type="float" office:value="872.830430266956">
            <text:p>872,830430267</text:p>
          </table:table-cell>
          <table:table-cell office:value-type="float" office:value="3">
            <text:p>3</text:p>
          </table:table-cell>
          <table:table-cell table:formula="of:=POWER(SUMSQ([.B24:.D24]);2)" office:value-type="float" office:value="3135544513029.73">
            <text:p>3135544513029,73</text:p>
          </table:table-cell>
          <table:table-cell table:formula="of:=SUM([.M24:.O24])" office:value-type="float" office:value="1099729917090.2">
            <text:p>1099729917090,2</text:p>
          </table:table-cell>
          <table:table-cell table:formula="of:=[.E24]*[.F24]/[.G24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24:.D24]))" office:value-type="float" office:value="1330.69413465304">
            <text:p>1330,694134653</text:p>
          </table:table-cell>
          <table:table-cell table:formula="of:=TINV(0.05;[.H24])" office:value-type="float" office:value="2.30600413520417">
            <text:p>2,3060041352</text:p>
          </table:table-cell>
          <table:table-cell table:formula="of:=[.K24]*[.J24]" office:value-type="float" office:value="3068.58617720184">
            <text:p>3068,5861772018</text:p>
          </table:table-cell>
          <table:table-cell table:formula="of:=POWER([.B24];4)" office:value-type="float" office:value="186962564933.222">
            <text:p>186962564933,222</text:p>
          </table:table-cell>
          <table:table-cell table:formula="of:=POWER([.C24];4)" office:value-type="float" office:value="332377893214.618">
            <text:p>332377893214,618</text:p>
          </table:table-cell>
          <table:table-cell table:formula="of:=POWER([.D24];4)" office:value-type="float" office:value="580389458942.361">
            <text:p>580389458942,361</text:p>
          </table:table-cell>
        </table:table-row>
        <table:table-row table:style-name="ro2">
          <table:table-cell office:value-type="string">
            <text:p>Malta</text:p>
          </table:table-cell>
          <table:table-cell office:value-type="float" office:value="127.32745187115">
            <text:p>127,3274518712</text:p>
          </table:table-cell>
          <table:table-cell office:value-type="float" office:value="147.025077226075">
            <text:p>147,0250772261</text:p>
          </table:table-cell>
          <table:table-cell office:value-type="float" office:value="169.010334989708">
            <text:p>169,0103349897</text:p>
          </table:table-cell>
          <table:table-cell office:value-type="float" office:value="3">
            <text:p>3</text:p>
          </table:table-cell>
          <table:table-cell table:formula="of:=POWER(SUMSQ([.B25:.D25]);2)" office:value-type="float" office:value="4408049924.30151">
            <text:p>4408049924,30151</text:p>
          </table:table-cell>
          <table:table-cell table:formula="of:=SUM([.M25:.O25])" office:value-type="float" office:value="1546035898.27449">
            <text:p>1546035898,27449</text:p>
          </table:table-cell>
          <table:table-cell table:formula="of:=[.E25]*[.F25]/[.G25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25:.D25]))" office:value-type="float" office:value="257.668676145679">
            <text:p>257,6686761457</text:p>
          </table:table-cell>
          <table:table-cell table:formula="of:=TINV(0.05;[.H25])" office:value-type="float" office:value="2.30600413520417">
            <text:p>2,3060041352</text:p>
          </table:table-cell>
          <table:table-cell table:formula="of:=[.K25]*[.J25]" office:value-type="float" office:value="594.185032704518">
            <text:p>594,1850327045</text:p>
          </table:table-cell>
          <table:table-cell table:formula="of:=POWER([.B25];4)" office:value-type="float" office:value="262838022.798401">
            <text:p>262838022,798401</text:p>
          </table:table-cell>
          <table:table-cell table:formula="of:=POWER([.C25];4)" office:value-type="float" office:value="467267596.086044">
            <text:p>467267596,086044</text:p>
          </table:table-cell>
          <table:table-cell table:formula="of:=POWER([.D25];4)" office:value-type="float" office:value="815930279.390044">
            <text:p>815930279,390044</text:p>
          </table:table-cell>
        </table:table-row>
        <table:table-row table:style-name="ro2">
          <table:table-cell office:value-type="string">
            <text:p>Niemcy</text:p>
          </table:table-cell>
          <table:table-cell office:value-type="float" office:value="19485.8685041237">
            <text:p>19485,8685041237</text:p>
          </table:table-cell>
          <table:table-cell office:value-type="float" office:value="22500.3428524989">
            <text:p>22500,3428524989</text:p>
          </table:table-cell>
          <table:table-cell office:value-type="float" office:value="25864.9106304275">
            <text:p>25864,9106304275</text:p>
          </table:table-cell>
          <table:table-cell office:value-type="float" office:value="3">
            <text:p>3</text:p>
          </table:table-cell>
          <table:table-cell table:formula="of:=POWER(SUMSQ([.B26:.D26]);2)" office:value-type="float" office:value="2.41789469822906E+018">
            <text:p>2417894698229060000</text:p>
          </table:table-cell>
          <table:table-cell table:formula="of:=SUM([.M26:.O26])" office:value-type="float" office:value="8.4802850827558E+017">
            <text:p>848028508275580000</text:p>
          </table:table-cell>
          <table:table-cell table:formula="of:=[.E26]*[.F26]/[.G26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26:.D26]))" office:value-type="float" office:value="39432.9570506702">
            <text:p>39432,9570506702</text:p>
          </table:table-cell>
          <table:table-cell table:formula="of:=TINV(0.05;[.H26])" office:value-type="float" office:value="2.30600413520417">
            <text:p>2,3060041352</text:p>
          </table:table-cell>
          <table:table-cell table:formula="of:=[.K26]*[.J26]" office:value-type="float" office:value="90932.5620221737">
            <text:p>90932,5620221737</text:p>
          </table:table-cell>
          <table:table-cell table:formula="of:=POWER([.B26];4)" office:value-type="float" office:value="1.44171384791646E+017">
            <text:p>144171384791646000</text:p>
          </table:table-cell>
          <table:table-cell table:formula="of:=POWER([.C26];4)" office:value-type="float" office:value="2.56304684074036E+017">
            <text:p>256304684074036000</text:p>
          </table:table-cell>
          <table:table-cell table:formula="of:=POWER([.D26];4)" office:value-type="float" office:value="4.47552439409898E+017">
            <text:p>447552439409898000</text:p>
          </table:table-cell>
        </table:table-row>
        <table:table-row table:style-name="ro2">
          <table:table-cell office:value-type="string">
            <text:p>Norwegia</text:p>
          </table:table-cell>
          <table:table-cell office:value-type="float" office:value="99.2012096700439">
            <text:p>99,20120967</text:p>
          </table:table-cell>
          <table:table-cell office:value-type="float" office:value="114.547690213873">
            <text:p>114,5476902139</text:p>
          </table:table-cell>
          <table:table-cell office:value-type="float" office:value="131.676472208718">
            <text:p>131,6764722087</text:p>
          </table:table-cell>
          <table:table-cell office:value-type="float" office:value="3">
            <text:p>3</text:p>
          </table:table-cell>
          <table:table-cell table:formula="of:=POWER(SUMSQ([.B27:.D27]);2)" office:value-type="float" office:value="1624150181.89085">
            <text:p>1624150181,89085</text:p>
          </table:table-cell>
          <table:table-cell table:formula="of:=SUM([.M27:.O27])" office:value-type="float" office:value="569638395.325156">
            <text:p>569638395,325156</text:p>
          </table:table-cell>
          <table:table-cell table:formula="of:=[.E27]*[.F27]/[.G27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27:.D27]))" office:value-type="float" office:value="200.750458696031">
            <text:p>200,750458696</text:p>
          </table:table-cell>
          <table:table-cell table:formula="of:=TINV(0.05;[.H27])" office:value-type="float" office:value="2.30600413520417">
            <text:p>2,3060041352</text:p>
          </table:table-cell>
          <table:table-cell table:formula="of:=[.K27]*[.J27]" office:value-type="float" office:value="462.93138789718">
            <text:p>462,9313878972</text:p>
          </table:table-cell>
          <table:table-cell table:formula="of:=POWER([.B27];4)" office:value-type="float" office:value="96842919.1744002">
            <text:p>96842919,1744002</text:p>
          </table:table-cell>
          <table:table-cell table:formula="of:=POWER([.C27];4)" office:value-type="float" office:value="172165189.64338">
            <text:p>172165189,64338</text:p>
          </table:table-cell>
          <table:table-cell table:formula="of:=POWER([.D27];4)" office:value-type="float" office:value="300630286.507376">
            <text:p>300630286,507376</text:p>
          </table:table-cell>
        </table:table-row>
        <table:table-row table:style-name="ro2">
          <table:table-cell office:value-type="string">
            <text:p>Polska</text:p>
          </table:table-cell>
          <table:table-cell office:value-type="float" office:value="10034.3404033349">
            <text:p>10034,3404033349</text:p>
          </table:table-cell>
          <table:table-cell office:value-type="float" office:value="11586.6582660115">
            <text:p>11586,6582660115</text:p>
          </table:table-cell>
          <table:table-cell office:value-type="float" office:value="13319.2584006518">
            <text:p>13319,2584006518</text:p>
          </table:table-cell>
          <table:table-cell office:value-type="float" office:value="3">
            <text:p>3</text:p>
          </table:table-cell>
          <table:table-cell table:formula="of:=POWER(SUMSQ([.B28:.D28]);2)" office:value-type="float" office:value="1.70025332385078E+017">
            <text:p>170025332385078000</text:p>
          </table:table-cell>
          <table:table-cell table:formula="of:=SUM([.M28:.O28])" office:value-type="float" office:value="5.96330059771354E+016">
            <text:p>59633005977135400</text:p>
          </table:table-cell>
          <table:table-cell table:formula="of:=[.E28]*[.F28]/[.G28]" office:value-type="float" office:value="8.55358519660754">
            <text:p>8,5535851966</text:p>
          </table:table-cell>
          <table:table-cell office:value-type="float" office:value="8">
            <text:p>8</text:p>
          </table:table-cell>
          <table:table-cell table:formula="of:=SQRT(SUMSQ([.B28:.D28]))" office:value-type="float" office:value="20306.1882549795">
            <text:p>20306,1882549795</text:p>
          </table:table-cell>
          <table:table-cell table:formula="of:=TINV(0.05;[.H28])" office:value-type="float" office:value="2.30600413520417">
            <text:p>2,3060041352</text:p>
          </table:table-cell>
          <table:table-cell table:formula="of:=[.K28]*[.J28]" office:value-type="float" office:value="46826.1540862169">
            <text:p>46826,1540862169</text:p>
          </table:table-cell>
          <table:table-cell table:formula="of:=POWER([.B28];4)" office:value-type="float" office:value="1.01380707925661E+016">
            <text:p>10138070792566100</text:p>
          </table:table-cell>
          <table:table-cell table:formula="of:=POWER([.C28];4)" office:value-type="float" office:value="1.8023236964562E+016">
            <text:p>18023236964562000</text:p>
          </table:table-cell>
          <table:table-cell table:formula="of:=POWER([.D28];4)" office:value-type="float" office:value="3.14716982200073E+016">
            <text:p>31471698220007300</text:p>
          </table:table-cell>
        </table:table-row>
        <table:table-row table:style-name="ro2">
          <table:table-cell office:value-type="string">
            <text:p>Portugalia</text:p>
          </table:table-cell>
          <table:table-cell office:value-type="float" office:value="1701.85476466119">
            <text:p>1701,8547646612</text:p>
          </table:table-cell>
          <table:table-cell office:value-type="float" office:value="1965.13261299757">
            <text:p>1965,1326129976</text:p>
          </table:table-cell>
          <table:table-cell office:value-type="float" office:value="2258.98688501431">
            <text:p>2258,9868850143</text:p>
          </table:table-cell>
          <table:table-cell office:value-type="float" office:value="3">
            <text:p>3</text:p>
          </table:table-cell>
          <table:table-cell table:formula="of:=POWER(SUMSQ([.B29:.D29]);2)" office:value-type="float" office:value="140685161200630">
            <text:p>140685161200630</text:p>
          </table:table-cell>
          <table:table-cell table:formula="of:=SUM([.M29:.O29])" office:value-type="float" office:value="49342524087944.2">
            <text:p>49342524087944,2</text:p>
          </table:table-cell>
          <table:table-cell table:formula="of:=[.E29]*[.F29]/[.G29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29:.D29]))" office:value-type="float" office:value="3443.99151760473">
            <text:p>3443,9915176047</text:p>
          </table:table-cell>
          <table:table-cell table:formula="of:=TINV(0.05;[.H29])" office:value-type="float" office:value="2.30600413520417">
            <text:p>2,3060041352</text:p>
          </table:table-cell>
          <table:table-cell table:formula="of:=[.K29]*[.J29]" office:value-type="float" office:value="7941.85868120457">
            <text:p>7941,8586812046</text:p>
          </table:table-cell>
          <table:table-cell table:formula="of:=POWER([.B29];4)" office:value-type="float" office:value="8388609530756.9">
            <text:p>8388609530756,9</text:p>
          </table:table-cell>
          <table:table-cell table:formula="of:=POWER([.C29];4)" office:value-type="float" office:value="14913083610234.5">
            <text:p>14913083610234,5</text:p>
          </table:table-cell>
          <table:table-cell table:formula="of:=POWER([.D29];4)" office:value-type="float" office:value="26040830946952.8">
            <text:p>26040830946952,8</text:p>
          </table:table-cell>
        </table:table-row>
        <table:table-row table:style-name="ro2">
          <table:table-cell office:value-type="string">
            <text:p>Rumunia</text:p>
          </table:table-cell>
          <table:table-cell office:value-type="float" office:value="3924.12868290529">
            <text:p>3924,1286829053</text:p>
          </table:table-cell>
          <table:table-cell office:value-type="float" office:value="4531.1935028202">
            <text:p>4531,1935028202</text:p>
          </table:table-cell>
          <table:table-cell office:value-type="float" office:value="5208.76129612406">
            <text:p>5208,7612961241</text:p>
          </table:table-cell>
          <table:table-cell office:value-type="float" office:value="3">
            <text:p>3</text:p>
          </table:table-cell>
          <table:table-cell table:formula="of:=POWER(SUMSQ([.B30:.D30]);2)" office:value-type="float" office:value="3.97677734095848E+015">
            <text:p>3976777340958480</text:p>
          </table:table-cell>
          <table:table-cell table:formula="of:=SUM([.M30:.O30])" office:value-type="float" office:value="1.39477561147192E+015">
            <text:p>1394775611471920</text:p>
          </table:table-cell>
          <table:table-cell table:formula="of:=[.E30]*[.F30]/[.G30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30:.D30]))" office:value-type="float" office:value="7941.13938424456">
            <text:p>7941,1393842446</text:p>
          </table:table-cell>
          <table:table-cell table:formula="of:=TINV(0.05;[.H30])" office:value-type="float" office:value="2.30600413520417">
            <text:p>2,3060041352</text:p>
          </table:table-cell>
          <table:table-cell table:formula="of:=[.K30]*[.J30]" office:value-type="float" office:value="18312.3002583006">
            <text:p>18312,3002583006</text:p>
          </table:table-cell>
          <table:table-cell table:formula="of:=POWER([.B30];4)" office:value-type="float" office:value="237122607809990">
            <text:p>237122607809990</text:p>
          </table:table-cell>
          <table:table-cell table:formula="of:=POWER([.C30];4)" office:value-type="float" office:value="421551302773316">
            <text:p>421551302773316</text:p>
          </table:table-cell>
          <table:table-cell table:formula="of:=POWER([.D30];4)" office:value-type="float" office:value="736101700888609">
            <text:p>736101700888609</text:p>
          </table:table-cell>
        </table:table-row>
        <table:table-row table:style-name="ro2">
          <table:table-cell office:value-type="string">
            <text:p>Serbia</text:p>
          </table:table-cell>
          <table:table-cell office:value-type="float" office:value="2028.9161071863">
            <text:p>2028,9161071863</text:p>
          </table:table-cell>
          <table:table-cell office:value-type="float" office:value="2342.79052129435">
            <text:p>2342,7905212944</text:p>
          </table:table-cell>
          <table:table-cell office:value-type="float" office:value="2693.11751631203">
            <text:p>2693,117516312</text:p>
          </table:table-cell>
          <table:table-cell office:value-type="float" office:value="3">
            <text:p>3</text:p>
          </table:table-cell>
          <table:table-cell table:formula="of:=POWER(SUMSQ([.B31:.D31]);2)" office:value-type="float" office:value="284193848229082">
            <text:p>284193848229082</text:p>
          </table:table-cell>
          <table:table-cell table:formula="of:=SUM([.M31:.O31])" office:value-type="float" office:value="99675343740703">
            <text:p>99675343740703</text:p>
          </table:table-cell>
          <table:table-cell table:formula="of:=[.E31]*[.F31]/[.G31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31:.D31]))" office:value-type="float" office:value="4105.85556898113">
            <text:p>4105,8555689811</text:p>
          </table:table-cell>
          <table:table-cell table:formula="of:=TINV(0.05;[.H31])" office:value-type="float" office:value="2.30600413520417">
            <text:p>2,3060041352</text:p>
          </table:table-cell>
          <table:table-cell table:formula="of:=[.K31]*[.J31]" office:value-type="float" office:value="9468.11992062153">
            <text:p>9468,1199206215</text:p>
          </table:table-cell>
          <table:table-cell table:formula="of:=POWER([.B31];4)" office:value-type="float" office:value="16945576942810.4">
            <text:p>16945576942810,4</text:p>
          </table:table-cell>
          <table:table-cell table:formula="of:=POWER([.C31];4)" office:value-type="float" office:value="30125470120551.5">
            <text:p>30125470120551,5</text:p>
          </table:table-cell>
          <table:table-cell table:formula="of:=POWER([.D31];4)" office:value-type="float" office:value="52604296677341.1">
            <text:p>52604296677341,1</text:p>
          </table:table-cell>
        </table:table-row>
        <table:table-row table:style-name="ro2">
          <table:table-cell office:value-type="string">
            <text:p>Słowacja</text:p>
          </table:table-cell>
          <table:table-cell office:value-type="float" office:value="1251.42549118995">
            <text:p>1251,42549119</text:p>
          </table:table-cell>
          <table:table-cell office:value-type="float" office:value="1445.02168841855">
            <text:p>1445,0216884186</text:p>
          </table:table-cell>
          <table:table-cell office:value-type="float" office:value="1661.10165853869">
            <text:p>1661,1016585387</text:p>
          </table:table-cell>
          <table:table-cell office:value-type="float" office:value="3">
            <text:p>3</text:p>
          </table:table-cell>
          <table:table-cell table:formula="of:=POWER(SUMSQ([.B32:.D32]);2)" office:value-type="float" office:value="41131855534035.8">
            <text:p>41131855534035,8</text:p>
          </table:table-cell>
          <table:table-cell table:formula="of:=SUM([.M32:.O32])" office:value-type="float" office:value="14426180807908.1">
            <text:p>14426180807908,1</text:p>
          </table:table-cell>
          <table:table-cell table:formula="of:=[.E32]*[.F32]/[.G32]" office:value-type="float" office:value="8.55358519660757">
            <text:p>8,5535851966</text:p>
          </table:table-cell>
          <table:table-cell office:value-type="float" office:value="8">
            <text:p>8</text:p>
          </table:table-cell>
          <table:table-cell table:formula="of:=SQRT(SUMSQ([.B32:.D32]))" office:value-type="float" office:value="2532.47155166647">
            <text:p>2532,4715516665</text:p>
          </table:table-cell>
          <table:table-cell table:formula="of:=TINV(0.05;[.H32])" office:value-type="float" office:value="2.30600413520417">
            <text:p>2,3060041352</text:p>
          </table:table-cell>
          <table:table-cell table:formula="of:=[.K32]*[.J32]" office:value-type="float" office:value="5839.8898704298">
            <text:p>5839,8898704298</text:p>
          </table:table-cell>
          <table:table-cell table:formula="of:=POWER([.B32];4)" office:value-type="float" office:value="2452561964644.4">
            <text:p>2452561964644,4</text:p>
          </table:table-cell>
          <table:table-cell table:formula="of:=POWER([.C32];4)" office:value-type="float" office:value="4360110159367.77">
            <text:p>4360110159367,77</text:p>
          </table:table-cell>
          <table:table-cell table:formula="of:=POWER([.D32];4)" office:value-type="float" office:value="7613508683895.96">
            <text:p>7613508683895,96</text:p>
          </table:table-cell>
        </table:table-row>
        <table:table-row table:style-name="ro2">
          <table:table-cell office:value-type="string">
            <text:p>Słowenia</text:p>
          </table:table-cell>
          <table:table-cell office:value-type="float" office:value="364.000384615181">
            <text:p>364,0003846152</text:p>
          </table:table-cell>
          <table:table-cell office:value-type="float" office:value="420.311440085405">
            <text:p>420,3114400854</text:p>
          </table:table-cell>
          <table:table-cell office:value-type="float" office:value="483.162319170966">
            <text:p>483,162319171</text:p>
          </table:table-cell>
          <table:table-cell office:value-type="float" office:value="3">
            <text:p>3</text:p>
          </table:table-cell>
          <table:table-cell table:formula="of:=POWER(SUMSQ([.B33:.D33]);2)" office:value-type="float" office:value="294418898243.875">
            <text:p>294418898243,875</text:p>
          </table:table-cell>
          <table:table-cell table:formula="of:=SUM([.M33:.O33])" office:value-type="float" office:value="103261576804.301">
            <text:p>103261576804,301</text:p>
          </table:table-cell>
          <table:table-cell table:formula="of:=[.E33]*[.F33]/[.G33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33:.D33]))" office:value-type="float" office:value="736.616462844358">
            <text:p>736,6164628444</text:p>
          </table:table-cell>
          <table:table-cell table:formula="of:=TINV(0.05;[.H33])" office:value-type="float" office:value="2.30600413520417">
            <text:p>2,3060041352</text:p>
          </table:table-cell>
          <table:table-cell table:formula="of:=[.K33]*[.J33]" office:value-type="float" office:value="1698.64060937855">
            <text:p>1698,6406093786</text:p>
          </table:table-cell>
          <table:table-cell table:formula="of:=POWER([.B33];4)" office:value-type="float" office:value="17555264213.8383">
            <text:p>17555264213,8383</text:p>
          </table:table-cell>
          <table:table-cell table:formula="of:=POWER([.C33];4)" office:value-type="float" office:value="31209358602.3795">
            <text:p>31209358602,3795</text:p>
          </table:table-cell>
          <table:table-cell table:formula="of:=POWER([.D33];4)" office:value-type="float" office:value="54496953988.0833">
            <text:p>54496953988,0833</text:p>
          </table:table-cell>
        </table:table-row>
        <table:table-row table:style-name="ro2">
          <table:table-cell office:value-type="string">
            <text:p>Szwajcaria</text:p>
          </table:table-cell>
          <table:table-cell office:value-type="float" office:value="1764.65511644627">
            <text:p>1764,6551164463</text:p>
          </table:table-cell>
          <table:table-cell office:value-type="float" office:value="2037.64821301421">
            <text:p>2037,6482130142</text:p>
          </table:table-cell>
          <table:table-cell office:value-type="float" office:value="2342.34603762979">
            <text:p>2342,3460376298</text:p>
          </table:table-cell>
          <table:table-cell office:value-type="float" office:value="3">
            <text:p>3</text:p>
          </table:table-cell>
          <table:table-cell table:formula="of:=POWER(SUMSQ([.B34:.D34]);2)" office:value-type="float" office:value="162628880214984">
            <text:p>162628880214984</text:p>
          </table:table-cell>
          <table:table-cell table:formula="of:=SUM([.M34:.O34])" office:value-type="float" office:value="57038847387461.8">
            <text:p>57038847387461,8</text:p>
          </table:table-cell>
          <table:table-cell table:formula="of:=[.E34]*[.F34]/[.G34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34:.D34]))" office:value-type="float" office:value="3571.07867177412">
            <text:p>3571,0786717741</text:p>
          </table:table-cell>
          <table:table-cell table:formula="of:=TINV(0.05;[.H34])" office:value-type="float" office:value="2.30600413520417">
            <text:p>2,3060041352</text:p>
          </table:table-cell>
          <table:table-cell table:formula="of:=[.K34]*[.J34]" office:value-type="float" office:value="8234.92218425051">
            <text:p>8234,9221842505</text:p>
          </table:table-cell>
          <table:table-cell table:formula="of:=POWER([.B34];4)" office:value-type="float" office:value="9697043831098.98">
            <text:p>9697043831098,98</text:p>
          </table:table-cell>
          <table:table-cell table:formula="of:=POWER([.C34];4)" office:value-type="float" office:value="17239189033064.9">
            <text:p>17239189033064,9</text:p>
          </table:table-cell>
          <table:table-cell table:formula="of:=POWER([.D34];4)" office:value-type="float" office:value="30102614523297.9">
            <text:p>30102614523297,9</text:p>
          </table:table-cell>
        </table:table-row>
        <table:table-row table:style-name="ro2">
          <table:table-cell office:value-type="string">
            <text:p>Szwecja</text:p>
          </table:table-cell>
          <table:table-cell office:value-type="float" office:value="2115.54994504975">
            <text:p>2115,5499450498</text:p>
          </table:table-cell>
          <table:table-cell office:value-type="float" office:value="2442.82666051714">
            <text:p>2442,8266605171</text:p>
          </table:table-cell>
          <table:table-cell office:value-type="float" office:value="2808.11246629001">
            <text:p>2808,11246629</text:p>
          </table:table-cell>
          <table:table-cell office:value-type="float" office:value="3">
            <text:p>3</text:p>
          </table:table-cell>
          <table:table-cell table:formula="of:=POWER(SUMSQ([.B35:.D35]);2)" office:value-type="float" office:value="335932053253913">
            <text:p>335932053253913</text:p>
          </table:table-cell>
          <table:table-cell table:formula="of:=SUM([.M35:.O35])" office:value-type="float" office:value="117821490824858">
            <text:p>117821490824858</text:p>
          </table:table-cell>
          <table:table-cell table:formula="of:=[.E35]*[.F35]/[.G35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35:.D35]))" office:value-type="float" office:value="4281.17382112274">
            <text:p>4281,1738211227</text:p>
          </table:table-cell>
          <table:table-cell table:formula="of:=TINV(0.05;[.H35])" office:value-type="float" office:value="2.30600413520417">
            <text:p>2,3060041352</text:p>
          </table:table-cell>
          <table:table-cell table:formula="of:=[.K35]*[.J35]" office:value-type="float" office:value="9872.40453503686">
            <text:p>9872,4045350369</text:p>
          </table:table-cell>
          <table:table-cell table:formula="of:=POWER([.B35];4)" office:value-type="float" office:value="20030561855729.5">
            <text:p>20030561855729,5</text:p>
          </table:table-cell>
          <table:table-cell table:formula="of:=POWER([.C35];4)" office:value-type="float" office:value="35609887743518.9">
            <text:p>35609887743518,9</text:p>
          </table:table-cell>
          <table:table-cell table:formula="of:=POWER([.D35];4)" office:value-type="float" office:value="62181041225609.6">
            <text:p>62181041225609,6</text:p>
          </table:table-cell>
        </table:table-row>
        <table:table-row table:style-name="ro2">
          <table:table-cell office:value-type="string">
            <text:p>Węgry</text:p>
          </table:table-cell>
          <table:table-cell office:value-type="float" office:value="3281.46228379971">
            <text:p>3281,4622837997</text:p>
          </table:table-cell>
          <table:table-cell office:value-type="float" office:value="3789.10626577473">
            <text:p>3789,1062657747</text:p>
          </table:table-cell>
          <table:table-cell office:value-type="float" office:value="4355.70673637853">
            <text:p>4355,7067363785</text:p>
          </table:table-cell>
          <table:table-cell office:value-type="float" office:value="3">
            <text:p>3</text:p>
          </table:table-cell>
          <table:table-cell table:formula="of:=POWER(SUMSQ([.B36:.D36]);2)" office:value-type="float" office:value="1.94458969910307E+015">
            <text:p>1944589699103070</text:p>
          </table:table-cell>
          <table:table-cell table:formula="of:=SUM([.M36:.O36])" office:value-type="float" office:value="682026187056971">
            <text:p>682026187056971</text:p>
          </table:table-cell>
          <table:table-cell table:formula="of:=[.E36]*[.F36]/[.G36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36:.D36]))" office:value-type="float" office:value="6640.59501751663">
            <text:p>6640,5950175166</text:p>
          </table:table-cell>
          <table:table-cell table:formula="of:=TINV(0.05;[.H36])" office:value-type="float" office:value="2.30600413520417">
            <text:p>2,3060041352</text:p>
          </table:table-cell>
          <table:table-cell table:formula="of:=[.K36]*[.J36]" office:value-type="float" office:value="15313.2395706095">
            <text:p>15313,2395706095</text:p>
          </table:table-cell>
          <table:table-cell table:formula="of:=POWER([.B36];4)" office:value-type="float" office:value="115949710289948">
            <text:p>115949710289948</text:p>
          </table:table-cell>
          <table:table-cell table:formula="of:=POWER([.C36];4)" office:value-type="float" office:value="206132818293240">
            <text:p>206132818293240</text:p>
          </table:table-cell>
          <table:table-cell table:formula="of:=POWER([.D36];4)" office:value-type="float" office:value="359943658473783">
            <text:p>359943658473783</text:p>
          </table:table-cell>
        </table:table-row>
        <table:table-row table:style-name="ro2">
          <table:table-cell office:value-type="string">
            <text:p>Wielka Brytania</text:p>
          </table:table-cell>
          <table:table-cell office:value-type="float" office:value="9856.23367620716">
            <text:p>9856,2336762072</text:p>
          </table:table-cell>
          <table:table-cell office:value-type="float" office:value="11380.9983323081">
            <text:p>11380,9983323081</text:p>
          </table:table-cell>
          <table:table-cell office:value-type="float" office:value="13082.8453006217">
            <text:p>13082,8453006217</text:p>
          </table:table-cell>
          <table:table-cell office:value-type="float" office:value="3">
            <text:p>3</text:p>
          </table:table-cell>
          <table:table-cell table:formula="of:=POWER(SUMSQ([.B37:.D37]);2)" office:value-type="float" office:value="1.58271339744809E+017">
            <text:p>158271339744809000</text:p>
          </table:table-cell>
          <table:table-cell table:formula="of:=SUM([.M37:.O37])" office:value-type="float" office:value="5.55105266763161E+016">
            <text:p>55510526676316100</text:p>
          </table:table-cell>
          <table:table-cell table:formula="of:=[.E37]*[.F37]/[.G37]" office:value-type="float" office:value="8.55358519660756">
            <text:p>8,5535851966</text:p>
          </table:table-cell>
          <table:table-cell office:value-type="float" office:value="8">
            <text:p>8</text:p>
          </table:table-cell>
          <table:table-cell table:formula="of:=SQRT(SUMSQ([.B37:.D37]))" office:value-type="float" office:value="19945.7591101467">
            <text:p>19945,7591101467</text:p>
          </table:table-cell>
          <table:table-cell table:formula="of:=TINV(0.05;[.H37])" office:value-type="float" office:value="2.30600413520417">
            <text:p>2,3060041352</text:p>
          </table:table-cell>
          <table:table-cell table:formula="of:=[.K37]*[.J37]" office:value-type="float" office:value="45995.0029877844">
            <text:p>45995,0029877844</text:p>
          </table:table-cell>
          <table:table-cell table:formula="of:=POWER([.B37];4)" office:value-type="float" office:value="9.43721752669838E+015">
            <text:p>9437217526698380</text:p>
          </table:table-cell>
          <table:table-cell table:formula="of:=POWER([.C37];4)" office:value-type="float" office:value="1.67772756030192E+016">
            <text:p>16777275603019200</text:p>
          </table:table-cell>
          <table:table-cell table:formula="of:=POWER([.D37];4)" office:value-type="float" office:value="2.92960335465985E+016">
            <text:p>29296033546598500</text:p>
          </table:table-cell>
        </table:table-row>
        <table:table-row table:style-name="ro2">
          <table:table-cell office:value-type="string">
            <text:p>Włochy</text:p>
          </table:table-cell>
          <table:table-cell office:value-type="float" office:value="22730.8504266778">
            <text:p>22730,8504266778</text:p>
          </table:table-cell>
          <table:table-cell office:value-type="float" office:value="26247.3252255031">
            <text:p>26247,3252255031</text:p>
          </table:table-cell>
          <table:table-cell office:value-type="float" office:value="30172.1945170273">
            <text:p>30172,1945170273</text:p>
          </table:table-cell>
          <table:table-cell office:value-type="float" office:value="3">
            <text:p>3</text:p>
          </table:table-cell>
          <table:table-cell table:formula="of:=POWER(SUMSQ([.B38:.D38]);2)" office:value-type="float" office:value="4.47735005075753E+018">
            <text:p>4477350050757530000</text:p>
          </table:table-cell>
          <table:table-cell table:formula="of:=SUM([.M38:.O38])" office:value-type="float" office:value="1.57034154024676E+018">
            <text:p>1570341540246760000</text:p>
          </table:table-cell>
          <table:table-cell table:formula="of:=[.E38]*[.F38]/[.G38]" office:value-type="float" office:value="8.55358519660755">
            <text:p>8,5535851966</text:p>
          </table:table-cell>
          <table:table-cell office:value-type="float" office:value="8">
            <text:p>8</text:p>
          </table:table-cell>
          <table:table-cell table:formula="of:=SQRT(SUMSQ([.B38:.D38]))" office:value-type="float" office:value="45999.7278751371">
            <text:p>45999,7278751371</text:p>
          </table:table-cell>
          <table:table-cell table:formula="of:=TINV(0.05;[.H38])" office:value-type="float" office:value="2.30600413520417">
            <text:p>2,3060041352</text:p>
          </table:table-cell>
          <table:table-cell table:formula="of:=[.K38]*[.J38]" office:value-type="float" office:value="106075.562698332">
            <text:p>106075,562698332</text:p>
          </table:table-cell>
          <table:table-cell table:formula="of:=POWER([.B38];4)" office:value-type="float" office:value="2.66970169332621E+017">
            <text:p>266970169332621000</text:p>
          </table:table-cell>
          <table:table-cell table:formula="of:=POWER([.C38];4)" office:value-type="float" office:value="4.74613634369104E+017">
            <text:p>474613634369104000</text:p>
          </table:table-cell>
          <table:table-cell table:formula="of:=POWER([.D38];4)" office:value-type="float" office:value="8.28757736545033E+017">
            <text:p>828757736545033000</text:p>
          </table:table-cell>
        </table:table-row>
        <table:table-row table:style-name="ro2">
          <table:table-cell table:number-columns-repeated="2"/>
          <table:table-cell office:value-type="string">
            <text:p>Wariancja złożona</text:p>
          </table:table-cell>
          <table:table-cell table:formula="of:=SQRT(SUMSQ([.B2:.B38];[.C2:.C38];[.D2:.D38]))" office:value-type="float" office:value="73478.4090433827">
            <text:p>73478,4090433827</text:p>
          </table:table-cell>
          <table:table-cell table:number-columns-repeated="5"/>
          <table:table-cell table:formula="of:=[.D39]*[.K2]" office:value-type="float" office:value="169441.515102264">
            <text:p>169441,515102264</text:p>
          </table:table-cell>
          <table:table-cell/>
          <table:table-cell table:formula="of:=SUM([.L2:.L38])" office:value-type="float" office:value="542206.289163854">
            <text:p>542206,28916385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icznik</text:p>
          </table:table-cell>
          <table:table-cell table:formula="of:=POWER(SUMSQ([.B2:.B38];[.C2:.C38];[.D2:.D38]);2)" office:value-type="float" office:value="2.91500280845797E+019">
            <text:p>2915002808457970000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mianownik</text:p>
          </table:table-cell>
          <table:table-cell table:formula="of:=SUM([.M2:.O38])" office:value-type="float" office:value="2.61878808572034E+018">
            <text:p>261878808572034000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f</text:p>
          </table:table-cell>
          <table:table-cell table:formula="of:=[.E2]*[.D40]/[.D41]" office:value-type="float" office:value="33.3933412675064">
            <text:p>33,393341267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f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k</text:p>
          </table:table-cell>
          <table:table-cell table:formula="of:=TINV(0.05;[.D43])" office:value-type="float" office:value="2.03451529744934">
            <text:p>2,034515297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niepewność rozszerzona</text:p>
          </table:table-cell>
          <table:table-cell table:formula="of:=[.D44]*[.D39]" office:value-type="float" office:value="149492.947231002">
            <text:p>149492,94723100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formula="of:=SQRT(SUMSQ([.B2:.C2]))" office:value-type="float" office:value="994.802539870769">
            <text:p>994,8025398708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3"/>
          <table:table-cell table:formula="of:=POWER(SUMSQ([.B2:.C2]);2)" office:value-type="float" office:value="979371680155.316">
            <text:p>979371680155,316</text:p>
          </table:table-cell>
          <table:table-cell table:number-columns-repeated="11"/>
        </table:table-row>
        <table:table-row table:style-name="ro2">
          <table:table-cell table:number-columns-repeated="3"/>
          <table:table-cell table:formula="of:=SUM([.M2:.N2])" office:value-type="float" office:value="499679428650.671">
            <text:p>499679428650,67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f</text:p>
          </table:table-cell>
          <table:table-cell table:formula="of:=[.E2]*[.D48]/[.D49]" office:value-type="float" office:value="5.88">
            <text:p>5,8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f1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k</text:p>
          </table:table-cell>
          <table:table-cell table:formula="of:=TINV(0.05;[.D51])" office:value-type="float" office:value="2.57058183563632">
            <text:p>2,570581835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niepewność rozszerzona</text:p>
          </table:table-cell>
          <table:table-cell table:formula="of:=[.D52]*[.D46]" office:value-type="float" office:value="2557.22133903667">
            <text:p>2557,2213390367</text:p>
          </table:table-cell>
          <table:table-cell table:number-columns-repeated="11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1">11.10.2023</text:date>, <text:time>13:06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9-12T14:06:40.87</meta:creation-date>
    <meta:editing-duration>PT9H22M48S</meta:editing-duration>
    <meta:editing-cycles>45</meta:editing-cycles>
    <meta:generator>OpenOffice.org/3.3$Win32 OpenOffice.org_project/330m20$Build-9567</meta:generator>
    <meta:initial-creator>Andrzej Bystrzycki</meta:initial-creator>
    <dc:date>2023-10-11T13:06:05.04</dc:date>
    <dc:creator>Andrzej Bystrzycki</dc:creator>
    <meta:document-statistic meta:table-count="3" meta:cell-count="597" meta:object-count="0"/>
  </office:meta>
</office:document-meta>
</file>